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font-name="Arial" style:font-name-complex="Arial2"/>
    </style:style>
    <style:style style:name="P2" style:family="paragraph" style:parent-style-name="Standard">
      <style:text-properties style:font-name="Arial" officeooo:rsid="000e5304" officeooo:paragraph-rsid="000e5304" style:font-name-complex="Arial2"/>
    </style:style>
    <style:style style:name="P3" style:family="paragraph" style:parent-style-name="Standard" style:list-style-name="L1">
      <style:text-properties style:font-name="Arial" officeooo:rsid="000e5304" officeooo:paragraph-rsid="000e5304" style:font-name-complex="Arial2"/>
    </style:style>
    <style:style style:name="P4" style:family="paragraph" style:parent-style-name="Standard" style:list-style-name="L2">
      <style:text-properties style:font-name="Arial" officeooo:rsid="000e5304" officeooo:paragraph-rsid="000e5304" style:font-name-complex="Arial2"/>
    </style:style>
    <style:style style:name="P5" style:family="paragraph" style:parent-style-name="Standard" style:list-style-name="L3">
      <style:text-properties style:font-name="Arial" officeooo:rsid="000e5304" officeooo:paragraph-rsid="000e5304" style:font-name-complex="Arial2"/>
    </style:style>
    <style:style style:name="P6" style:family="paragraph" style:parent-style-name="Standard" style:list-style-name="L4">
      <style:text-properties style:font-name="Arial" officeooo:rsid="000e5304" officeooo:paragraph-rsid="000e5304" style:font-name-complex="Arial2"/>
    </style:style>
    <style:style style:name="P7" style:family="paragraph" style:parent-style-name="Standard" style:list-style-name="L5">
      <style:text-properties style:font-name="Arial" officeooo:rsid="000e5304" officeooo:paragraph-rsid="000e5304" style:font-name-complex="Arial2"/>
    </style:style>
    <style:style style:name="P8" style:family="paragraph" style:parent-style-name="Standard" style:list-style-name="L6">
      <style:text-properties officeooo:paragraph-rsid="000e5304"/>
    </style:style>
    <style:style style:name="P9" style:family="paragraph" style:parent-style-name="Standard" style:list-style-name="L5">
      <style:text-properties style:font-name="Arial1" fo:font-size="11pt" officeooo:rsid="000e5304" officeooo:paragraph-rsid="000e5304" style:font-size-asian="11pt" style:font-name-complex="Arial2" style:font-size-complex="11pt"/>
    </style:style>
    <style:style style:name="P10" style:family="paragraph" style:parent-style-name="Standard" style:list-style-name="L5">
      <style:text-properties style:font-name="Arial1" fo:font-size="11pt" style:font-size-asian="11pt" style:font-size-complex="11pt"/>
    </style:style>
    <style:style style:name="P11" style:family="paragraph" style:parent-style-name="Heading_20_2">
      <style:text-properties officeooo:rsid="000e5304" officeooo:paragraph-rsid="000e5304"/>
    </style:style>
    <style:style style:name="T1" style:family="text">
      <style:text-properties style:font-name="Arial" officeooo:rsid="000e5304" style:font-name-complex="Arial2"/>
    </style:style>
    <style:style style:name="T2" style:family="text">
      <style:text-properties style:font-name="sans-serif" fo:font-size="10.5pt"/>
    </style:style>
    <style:style style:name="T3" style:family="text">
      <style:text-properties fo:font-size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ca en el convenio colectivo, cuyo enlace aparece en la página del aula virtual, las faltas y sanciones. <text:s/>Léelas y escribe tres de cada apartado que te llamen la atención.</text:p>
      <text:h text:style-name="Heading_20_2" text:outline-level="2">Faltas</text:h>
      <text:p text:style-name="P2">Faltas leves:</text:p>
      <text:list xml:id="list1117930141" text:style-name="L1">
        <text:list-item>
          <text:p text:style-name="P3">falta de asistencia sin causa justificada</text:p>
        </text:list-item>
        <text:list-item>
          <text:p text:style-name="P3">falta de aseo o limpieza personal</text:p>
        </text:list-item>
        <text:list-item>
          <text:p text:style-name="P3">embriaguez o estado de toxicomanía ocasional</text:p>
        </text:list-item>
      </text:list>
      <text:p text:style-name="P2">Faltas graves:</text:p>
      <text:list xml:id="list2632932489" text:style-name="L2">
        <text:list-item>
          <text:p text:style-name="P4">simular una enfermedad o accidente</text:p>
        </text:list-item>
        <text:list-item>
          <text:p text:style-name="P4">simular la presencia de otro trabajador</text:p>
        </text:list-item>
        <text:list-item>
          <text:p text:style-name="P4">abandono del trabajo sin causa justificada</text:p>
        </text:list-item>
      </text:list>
      <text:p text:style-name="P2">Faltas muy graves:</text:p>
      <text:list xml:id="list1262794021" text:style-name="L3">
        <text:list-item>
          <text:p text:style-name="P5">mas de 4 faltas de puntualidad sin que exista causa justificada</text:p>
        </text:list-item>
        <text:list-item>
          <text:p text:style-name="P5">abuso de autoridad</text:p>
        </text:list-item>
        <text:list-item>
          <text:p text:style-name="P5">hurto o robo tanto a la empresa como a los demás trabajadores</text:p>
        </text:list-item>
      </text:list>
      <text:h text:style-name="P11" text:outline-level="2">Sanciones</text:h>
      <text:p text:style-name="P2">Faltas leves:</text:p>
      <text:list xml:id="list122236718793054" text:continue-list="list1117930141" text:style-name="L1">
        <text:list-item>
          <text:p text:style-name="P3">amonestación verbal </text:p>
        </text:list-item>
        <text:list-item>
          <text:p text:style-name="P3">amonestación escrita</text:p>
        </text:list-item>
        <text:list-item>
          <text:p text:style-name="P3">suspensión de empleo y sueldo por un día</text:p>
        </text:list-item>
      </text:list>
      <text:p text:style-name="P2">Faltas graves:</text:p>
      <text:list xml:id="list3464471181" text:style-name="L6">
        <text:list-item>
          <text:p text:style-name="P8"><text:span text:style-name="T1">suspensión de empleo y sueldo de dos a doce días</text:span></text:p>
        </text:list-item>
      </text:list>
      <text:list xml:id="list914154839" text:style-name="L4">
        <text:list-item>
          <text:p text:style-name="P6">cambio de centro de trabajo</text:p>
        </text:list-item>
        <text:list-item>
          <text:p text:style-name="P6">perdida temporal de categoría por un plazo no superior a seis meses</text:p>
        </text:list-item>
      </text:list>
      <text:p text:style-name="P2">Faltas muy graves:</text:p>
      <text:list xml:id="list891562728" text:style-name="L5">
        <text:list-item>
          <text:p text:style-name="P7">despido</text:p>
        </text:list-item>
        <text:list-item>
          <text:p text:style-name="P9">suspensión de empleo y sueldo de once días a dos meses</text:p>
        </text:list-item>
        <text:list-item>
          <text:p text:style-name="P10">inhabilitación temporal o definitiva para el manejo de la caja u otros medios de pago, cuando haya sido sancionado por motivos pecuniario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</meta:initial-creator>
    <meta:editing-cycles>2</meta:editing-cycles>
    <meta:creation-date>2021-09-29T07:32:00</meta:creation-date>
    <dc:date>2021-10-06T12:22:35.074000000</dc:date>
    <meta:editing-duration>PT12M1S</meta:editing-duration>
    <meta:generator>LibreOffice/6.2.4.2$Windows_X86_64 LibreOffice_project/2412653d852ce75f65fbfa83fb7e7b669a126d64</meta:generator>
    <meta:document-statistic meta:table-count="0" meta:image-count="0" meta:object-count="0" meta:page-count="1" meta:paragraph-count="27" meta:word-count="198" meta:character-count="1094" meta:non-whitespace-character-count="938"/>
    <meta:user-defined meta:name="AppVersion">14.0000</meta:user-defined>
    <meta:user-defined meta:name="Company">HP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